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/>
    </style:style>
    <style:style style:name="P2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3" style:parent-style-name="Standard" style:family="paragraph">
      <style:text-properties fo:font-size="18pt" style:font-size-asian="18pt" style:font-size-complex="18pt"/>
    </style:style>
    <style:style style:name="P4" style:parent-style-name="Standard" style:family="paragraph">
      <style:text-properties fo:font-size="18pt" style:font-size-asian="18pt" style:font-size-complex="18pt"/>
    </style:style>
    <style:style style:name="P5" style:parent-style-name="Standard" style:family="paragraph">
      <style:text-properties fo:font-size="18pt" style:font-size-asian="18pt" style:font-size-complex="18pt"/>
    </style:style>
    <style:style style:name="P6" style:parent-style-name="Standard" style:family="paragraph">
      <style:text-properties fo:font-size="18pt" style:font-size-asian="18pt" style:font-size-complex="18pt"/>
    </style:style>
    <style:style style:name="P7" style:parent-style-name="Standard" style:family="paragraph">
      <style:text-properties fo:font-size="18pt" style:font-size-asian="18pt" style:font-size-complex="18pt"/>
    </style:style>
    <style:style style:name="P8" style:parent-style-name="Standard" style:family="paragraph">
      <style:text-properties fo:font-size="18pt" style:font-size-asian="18pt" style:font-size-complex="18pt"/>
    </style:style>
    <style:style style:name="P9" style:parent-style-name="Standard" style:family="paragraph">
      <style:text-properties fo:font-size="18pt" style:font-size-asian="18pt" style:font-size-complex="18pt"/>
    </style:style>
    <style:style style:name="P10" style:parent-style-name="Standard" style:family="paragraph">
      <style:text-properties fo:font-size="18pt" style:font-size-asian="18pt" style:font-size-complex="18pt"/>
    </style:style>
    <style:style style:name="P11" style:parent-style-name="Standard" style:family="paragraph">
      <style:text-properties fo:font-size="18pt" style:font-size-asian="18pt" style:font-size-complex="18pt"/>
    </style:style>
    <style:style style:name="P12" style:parent-style-name="Standard" style:family="paragraph">
      <style:text-properties fo:font-size="18pt" style:font-size-asian="18pt" style:font-size-complex="18pt"/>
    </style:style>
    <style:style style:name="P13" style:parent-style-name="Standard" style:family="paragraph">
      <style:text-properties fo:font-size="18pt" style:font-size-asian="18pt" style:font-size-complex="18pt"/>
    </style:style>
    <style:style style:name="P14" style:parent-style-name="Standard" style:family="paragraph">
      <style:text-properties fo:font-size="18pt" style:font-size-asian="18pt" style:font-size-complex="18pt"/>
    </style:style>
    <style:style style:name="T15" style:parent-style-name="Fuentedepárrafopredeter." style:family="text">
      <style:text-properties fo:font-size="18pt" style:font-size-asian="18pt" style:font-size-complex="18pt"/>
    </style:style>
  </office:automatic-styles>
  <office:body>
    <office:text text:use-soft-page-breaks="true">
      <text:p text:style-name="P1">MEMORIA</text:p>
      <text:p text:style-name="P2"/>
      <text:p text:style-name="P3">Jueves 23/3/2017</text:p>
      <text:p text:style-name="P4"><text:tab/>He añadido los frameworks de Bootstrap así como de jQuery.</text:p>
      <text:p text:style-name="P5"><text:tab/>He creado la estructura simple del html principal y el formulario de login.</text:p>
      <text:p text:style-name="P6"/>
      <text:p text:style-name="P7">Viernes 24/3/2017</text:p>
      <text:p text:style-name="P8"><text:tab/>He modificado las consultas de Chefran, al ser en PDO debían ser en columnas según lo dimos en clase.</text:p>
      <text:p text:style-name="P9"><text:tab/>He añadido una redirección en cerrar.php y en el index en caso de que el usuario ya estuviera en la sesión.</text:p>
      <text:p text:style-name="P10"><text:tab/>He encriptado la contraseña al inicio de la<text:s/>creación de la variable.</text:p>
      <text:p text:style-name="P11"/>
      <text:p text:style-name="P12">Sábado 25/3/2017</text:p>
      <text:p text:style-name="P13"><text:tab/>He añadido algo de css al index.php, además de unas clases al login para que quede bien.</text:p>
      <text:p text:style-name="P14"><text:tab/>He creado un Style.css para que editemos ahí lo que haya que editar de BootStrap, aun así hay que mejorarlo que no es bueno utilizar mucho el !important.</text:p>
      <text:p text:style-name="Standard"><text:span text:style-name="T15"><text:tab/>He añadido el navegador y lo he modificado, también el container del login maquetado con FlexBox, que para algo que aprendí con Ernesto estaría feo no utilizarl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ource Han Sans CN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uillermo Molero García</dc:creator>
    <meta:creation-date>2017-03-21T19:17:00Z</meta:creation-date>
    <dc:date>2017-03-25T22:02:00Z</dc:date>
    <meta:template xlink:href="Normal" xlink:type="simple"/>
    <meta:editing-cycles>6</meta:editing-cycles>
    <meta:editing-duration>PT480S</meta:editing-duration>
    <meta:document-statistic meta:page-count="1" meta:paragraph-count="1" meta:word-count="137" meta:character-count="890" meta:row-count="6" meta:non-whitespace-character-count="754"/>
  </office:meta>
</office:document-meta>
</file>